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font-size-asian="10pt"/>
    </style:style>
    <style:style style:name="T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background-color="#d4d4d4" loext:char-shading-value="0" style:font-size-asian="10pt"/>
    </style:style>
    <style:style style:name="T14" style:family="text">
      <style:text-properties fo:color="#000000" style:font-name="Monospace" fo:font-size="10pt" fo:font-weight="bold" style:font-size-asian="10pt" style:font-weight-asian="bold"/>
    </style:style>
    <style:style style:name="T15" style:family="text">
      <style:text-properties fo:color="#000000" style:font-name="Monospace" fo:font-size="10pt" fo:font-weight="bold" style:font-size-asian="10pt" style:font-weight-asian="bold"/>
    </style:style>
    <style:style style:name="T1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c0" style:font-name="Monospace" fo:font-size="10pt" fo:font-style="italic" style:font-size-asian="10pt" style:font-style-asian="italic"/>
    </style:style>
    <style:style style:name="T19" style:family="text">
      <style:text-properties fo:color="#0000c0" style:font-name="Monospace" fo:font-size="10pt" fo:font-style="italic" style:font-size-asian="10pt" style:font-style-asian="italic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5032" style:font-name="Monospace" fo:font-size="10pt" style:font-size-asian="10pt"/>
    </style:style>
    <style:style style:name="T23" style:family="text">
      <style:text-properties fo:color="#005032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#include</text:span><text:span text:style-name="T9"> </text:span><text:span text:style-name="T16">&lt;ros/ros.h&gt;</text:span></text:p>
      <text:p text:style-name="P1"><text:span text:style-name="T5">#include</text:span><text:span text:style-name="T9"> </text:span><text:span text:style-name="T16">&lt;geometry_msgs/Pose.h&gt;</text:span></text:p>
      <text:p text:style-name="P1"><text:span text:style-name="T7">#ifndef</text:span><text:span text:style-name="T11"> DUBINS_H</text:span></text:p>
      <text:p text:style-name="P1"><text:span text:style-name="T7">#define</text:span><text:span text:style-name="T11"> DUBINS_H</text:span></text:p>
      <text:p text:style-name="P1"><text:span text:style-name="T7">#define</text:span><text:span text:style-name="T11"> EPSILON (10e-10)</text:span></text:p>
      <text:p text:style-name="P1"><text:span text:style-name="T7">typedef</text:span><text:span text:style-name="T11"> </text:span><text:span text:style-name="T7">enum</text:span></text:p>
      <text:p text:style-name="P1"><text:span text:style-name="T11">{</text:span></text:p>
      <text:p text:style-name="P1"><text:span text:style-name="T11"><text:s text:c="4"/></text:span><text:span text:style-name="T18">LSL</text:span><text:span text:style-name="T11"> = 0,</text:span></text:p>
      <text:p text:style-name="P1"><text:span text:style-name="T11"><text:s text:c="4"/></text:span><text:span text:style-name="T18">LSR</text:span><text:span text:style-name="T11"> = 1,</text:span></text:p>
      <text:p text:style-name="P1"><text:span text:style-name="T11"><text:s text:c="4"/></text:span><text:span text:style-name="T18">RSL</text:span><text:span text:style-name="T11"> = 2,</text:span></text:p>
      <text:p text:style-name="P1"><text:span text:style-name="T11"><text:s text:c="4"/></text:span><text:span text:style-name="T18">RSR</text:span><text:span text:style-name="T11"> = 3,</text:span></text:p>
      <text:p text:style-name="P1"><text:span text:style-name="T11"><text:s text:c="4"/></text:span><text:span text:style-name="T18">RLR</text:span><text:span text:style-name="T11"> = 4,</text:span></text:p>
      <text:p text:style-name="P1"><text:span text:style-name="T11"><text:s text:c="4"/></text:span><text:span text:style-name="T18">LRL</text:span><text:span text:style-name="T11"> = 5</text:span></text:p>
      <text:p text:style-name="P1"><text:span text:style-name="T11">} </text:span><text:span text:style-name="T22">DubinsPathType</text:span><text:span text:style-name="T11">;</text:span></text:p>
      <text:p text:style-name="P2"/>
      <text:p text:style-name="P1"><text:span text:style-name="T7">void</text:span><text:span text:style-name="T11"> </text:span><text:span text:style-name="T14">msgCallback</text:span><text:span text:style-name="T11">(</text:span><text:span text:style-name="T7">const</text:span><text:span text:style-name="T11"> </text:span><text:span text:style-name="T9">geometry_msgs::PoseConstPtr</text:span><text:span text:style-name="T11">&amp; msg);</text:span></text:p>
      <text:p text:style-name="P2"/>
      <text:p text:style-name="P1"><text:span text:style-name="T7">typedef</text:span><text:span text:style-name="T11"> </text:span><text:span text:style-name="T7">struct</text:span></text:p>
      <text:p text:style-name="P1"><text:span text:style-name="T11">{</text:span></text:p>
      <text:p text:style-name="P1"><text:span text:style-name="T11"><text:s text:c="4"/></text:span><text:span text:style-name="T1">/* the initial configuration */</text:span></text:p>
      <text:p text:style-name="P2"/>
      <text:p text:style-name="P1"><text:span text:style-name="T11"><text:s text:c="4"/></text:span><text:span text:style-name="T7">double</text:span><text:span text:style-name="T11"> </text:span><text:span text:style-name="T20">qi</text:span><text:span text:style-name="T11">[3];</text:span></text:p>
      <text:p text:style-name="P1"><text:span text:style-name="T11"><text:s text:c="4"/></text:span><text:span text:style-name="T1">/* the lengths of the three segments */</text:span></text:p>
      <text:p text:style-name="P1"><text:span text:style-name="T11"><text:s text:c="4"/></text:span><text:span text:style-name="T7">double</text:span><text:span text:style-name="T11"> </text:span><text:span text:style-name="T20">param</text:span><text:span text:style-name="T11">[3];</text:span></text:p>
      <text:p text:style-name="P1"><text:span text:style-name="T11"><text:s text:c="4"/></text:span><text:span text:style-name="T1">/* model forward velocity / model angular velocity */</text:span></text:p>
      <text:p text:style-name="P1"><text:span text:style-name="T11"><text:s text:c="4"/></text:span><text:span text:style-name="T7">double</text:span><text:span text:style-name="T11"> </text:span><text:span text:style-name="T20">rho</text:span><text:span text:style-name="T11">;</text:span></text:p>
      <text:p text:style-name="P1"><text:span text:style-name="T11"><text:s text:c="4"/></text:span><text:span text:style-name="T1">/* the path type described */</text:span></text:p>
      <text:p text:style-name="P1"><text:span text:style-name="T11"><text:s text:c="4"/></text:span><text:span text:style-name="T22">DubinsPathType</text:span><text:span text:style-name="T11"> </text:span><text:span text:style-name="T20">type</text:span><text:span text:style-name="T11">;</text:span></text:p>
      <text:p text:style-name="P1"><text:span text:style-name="T11">} </text:span><text:span text:style-name="T22">DubinsPath</text:span><text:span text:style-name="T11">;</text:span></text:p>
      <text:p text:style-name="P2"/>
      <text:p text:style-name="P1"><text:span text:style-name="T7">#define</text:span><text:span text:style-name="T11"> EDUBOK <text:s text:c="7"/>(0) <text:s text:c="2"/></text:span><text:span text:style-name="T1">/* No error */</text:span></text:p>
      <text:p text:style-name="P1"><text:span text:style-name="T7">#define</text:span><text:span text:style-name="T11"> EDUBCOCONFIGS (1) <text:s text:c="2"/></text:span><text:span text:style-name="T1">/* </text:span><text:span text:style-name="T3">Colocated</text:span><text:span text:style-name="T1"> configurations */</text:span></text:p>
      <text:p text:style-name="P1"><text:span text:style-name="T7">#define</text:span><text:span text:style-name="T11"> EDUBPARAM <text:s text:c="4"/>(2) <text:s text:c="2"/></text:span><text:span text:style-name="T1">/* Path </text:span><text:span text:style-name="T3">parameterisitation</text:span><text:span text:style-name="T1"> error */</text:span></text:p>
      <text:p text:style-name="P1"><text:span text:style-name="T7">#define</text:span><text:span text:style-name="T11"> EDUBBADRHO <text:s text:c="3"/>(3) <text:s text:c="2"/></text:span><text:span text:style-name="T1">/* the </text:span><text:span text:style-name="T3">rho</text:span><text:span text:style-name="T1"> value is invalid */</text:span></text:p>
      <text:p text:style-name="P1"><text:span text:style-name="T7">#define</text:span><text:span text:style-name="T11"> EDUBNOPATH <text:s text:c="3"/>(4) <text:s text:c="2"/></text:span><text:span text:style-name="T1">/* no connection between configurations with this word */</text:span></text:p>
      <text:p text:style-name="P2"/>
      <text:p text:style-name="P1"><text:span text:style-name="T1">/**</text:span></text:p>
      <text:p text:style-name="P1"><text:span text:style-name="T1"><text:s/>* Callback function for path sampling</text:span></text:p>
      <text:p text:style-name="P1"><text:span text:style-name="T1"><text:s/>*</text:span></text:p>
      <text:p text:style-name="P1"><text:span text:style-name="T1"><text:s/>* @note the q parameter is a configuration</text:span></text:p>
      <text:p text:style-name="P1"><text:span text:style-name="T1"><text:s/>* @note the t parameter is the distance along the path</text:span></text:p>
      <text:p text:style-name="P1"><text:span text:style-name="T1"><text:s/>* @note the user_data parameter is forwarded from the double </text:span><text:span text:style-name="T3">qi</text:span><text:span text:style-name="T1">[3];caller</text:span></text:p>
      <text:p text:style-name="P1"><text:span text:style-name="T1"><text:s/>* @note return non-zero to denote sampling should be stopped</text:span></text:p>
      <text:p text:style-name="P1"><text:span text:style-name="T1"><text:s/>*/</text:span></text:p>
      <text:p text:style-name="P1"><text:span text:style-name="T7">typedef</text:span><text:span text:style-name="T11"> </text:span><text:span text:style-name="T7">int</text:span><text:span text:style-name="T11"> (*</text:span><text:span text:style-name="T22">DubinsPathSamplingCallback</text:span><text:span text:style-name="T11">)(</text:span><text:span text:style-name="T7">double</text:span><text:span text:style-name="T11"> q[3], </text:span><text:span text:style-name="T7">double</text:span><text:span text:style-name="T11"> t, </text:span><text:span text:style-name="T7">void</text:span><text:span text:style-name="T11">* user_data);</text:span></text:p>
      <text:p text:style-name="P2"/>
      <text:p text:style-name="P1"><text:span text:style-name="T1">/**</text:span></text:p>
      <text:p text:style-name="P1"><text:span text:style-name="T1"><text:s/>* Generate a path from an initial configuration to</text:span></text:p>
      <text:p text:style-name="P1"><text:span text:style-name="T1"><text:s/>* a target configuration, with a specified maximum turning</text:span></text:p>
      <text:p text:style-name="P1"><text:span text:style-name="T1"><text:s/>* </text:span><text:span text:style-name="T3">radii</text:span></text:p>
      <text:p text:style-name="P1"><text:span text:style-name="T1"><text:s/>*</text:span></text:p>
      <text:p text:style-name="P1"><text:span text:style-name="T1"><text:s/>* A configuration is (x, y, </text:span><text:span text:style-name="T3">theta</text:span><text:span text:style-name="T1">), where </text:span><text:span text:style-name="T3">theta</text:span><text:span text:style-name="T1"> is in </text:span><text:span text:style-name="T3">radians</text:span><text:span text:style-name="T1">, with zero</text:span></text:p>
      <text:p text:style-name="P1"><text:span text:style-name="T1"><text:s/>* along the line x = 0, and counter-clockwise is positive</text:span></text:p>
      <text:p text:style-name="P1"><text:soft-page-break/><text:span text:style-name="T1"><text:s/>*</text:span></text:p>
      <text:p text:style-name="P1"><text:span text:style-name="T1"><text:s/>* @</text:span><text:span text:style-name="T3">param</text:span><text:span text:style-name="T1"> path <text:s/>- the resultant path</text:span></text:p>
      <text:p text:style-name="P1"><text:span text:style-name="T1"><text:s/>* @</text:span><text:span text:style-name="T3">param</text:span><text:span text:style-name="T1"> q0 <text:s text:c="3"/>- a configuration specified as an array of x, y, </text:span><text:span text:style-name="T3">theta</text:span></text:p>
      <text:p text:style-name="P1"><text:span text:style-name="T1"><text:s/>* @</text:span><text:span text:style-name="T3">param</text:span><text:span text:style-name="T1"> q1 <text:s text:c="3"/>- a configuration specified as an array of x, y, </text:span><text:span text:style-name="T3">theta</text:span></text:p>
      <text:p text:style-name="P1"><text:span text:style-name="T1"><text:s/>* @</text:span><text:span text:style-name="T3">param</text:span><text:span text:style-name="T1"> </text:span><text:span text:style-name="T3">rho</text:span><text:span text:style-name="T1"> <text:s text:c="2"/>- turning radius of the vehicle (forward velocity divided by maximum angular velocity)</text:span></text:p>
      <text:p text:style-name="P1"><text:span text:style-name="T1"><text:s/>* @return <text:s text:c="5"/>- non-zero on error</text:span></text:p>
      <text:p text:style-name="P1"><text:span text:style-name="T1"><text:s/>*/</text:span></text:p>
      <text:p text:style-name="P1"><text:span text:style-name="T7">int</text:span><text:span text:style-name="T11"> </text:span><text:span text:style-name="T14">dubins_shortest_path</text:span><text:span text:style-name="T11">(</text:span><text:span text:style-name="T22">DubinsPath</text:span><text:span text:style-name="T11">* path, </text:span><text:span text:style-name="T7">double</text:span><text:span text:style-name="T11"> q0[3], </text:span><text:span text:style-name="T7">double</text:span><text:span text:style-name="T11"> q1[3], </text:span><text:span text:style-name="T7">double</text:span><text:span text:style-name="T11"> rho);</text:span></text:p>
      <text:p text:style-name="P2"/>
      <text:p text:style-name="P1"><text:span text:style-name="T1">/**</text:span></text:p>
      <text:p text:style-name="P1"><text:span text:style-name="T1"><text:s/>* Generate a path with a specified word from an initial configuration to</text:span></text:p>
      <text:p text:style-name="P1"><text:span text:style-name="T1"><text:s/>* a target configuration, with a specified turning radius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<text:s text:c="4"/>- the resultant path</text:span></text:p>
      <text:p text:style-name="P1"><text:span text:style-name="T1"><text:s/>* @</text:span><text:span text:style-name="T3">param</text:span><text:span text:style-name="T1"> q0 <text:s text:c="6"/>- a configuration specified as an array of x, y, </text:span><text:span text:style-name="T3">theta</text:span></text:p>
      <text:p text:style-name="P1"><text:span text:style-name="T1"><text:s/>* @</text:span><text:span text:style-name="T3">param</text:span><text:span text:style-name="T1"> q1 <text:s text:c="6"/>- a configuration specified as an array of x, y, </text:span><text:span text:style-name="T3">theta</text:span></text:p>
      <text:p text:style-name="P1"><text:span text:style-name="T1"><text:s/>* @</text:span><text:span text:style-name="T3">param</text:span><text:span text:style-name="T1"> </text:span><text:span text:style-name="T3">rho</text:span><text:span text:style-name="T1"> <text:s text:c="5"/>- turning radius of the vehicle (forward velocity divided by maximum angular velocity)</text:span></text:p>
      <text:p text:style-name="P1"><text:span text:style-name="T1"><text:s/>* @</text:span><text:span text:style-name="T3">param</text:span><text:span text:style-name="T1"> pathType - the specific path type to use</text:span></text:p>
      <text:p text:style-name="P1"><text:span text:style-name="T1"><text:s/>* @return <text:s text:c="8"/>- non-zero on error</text:span></text:p>
      <text:p text:style-name="P1"><text:span text:style-name="T1"><text:s/>*/</text:span></text:p>
      <text:p text:style-name="P1"><text:span text:style-name="T7">int</text:span><text:span text:style-name="T11"> </text:span><text:span text:style-name="T14">dubins_path</text:span><text:span text:style-name="T11">(</text:span><text:span text:style-name="T22">DubinsPath</text:span><text:span text:style-name="T11">* path, </text:span><text:span text:style-name="T7">double</text:span><text:span text:style-name="T11"> q0[3], </text:span><text:span text:style-name="T7">double</text:span><text:span text:style-name="T11"> q1[3], </text:span><text:span text:style-name="T7">double</text:span><text:span text:style-name="T11"> rho, </text:span><text:span text:style-name="T22">DubinsPathType</text:span><text:span text:style-name="T11"> pathType);</text:span></text:p>
      <text:p text:style-name="P2"/>
      <text:p text:style-name="P1"><text:span text:style-name="T1">/**</text:span></text:p>
      <text:p text:style-name="P1"><text:span text:style-name="T1"><text:s/>* Calculate the length of an </text:span><text:span text:style-name="T3">initialised</text:span><text:span text:style-name="T1"> path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- the path to find the length of</text:span></text:p>
      <text:p text:style-name="P1"><text:span text:style-name="T1"><text:s/>*/</text:span></text:p>
      <text:p text:style-name="P1"><text:span text:style-name="T7">double</text:span><text:span text:style-name="T11"> </text:span><text:span text:style-name="T14">dubins_path_length</text:span><text:span text:style-name="T11">(</text:span><text:span text:style-name="T22">DubinsPath</text:span><text:span text:style-name="T11">* path);</text:span></text:p>
      <text:p text:style-name="P2"/>
      <text:p text:style-name="P1"><text:span text:style-name="T1">/**</text:span></text:p>
      <text:p text:style-name="P1"><text:span text:style-name="T1"><text:s/>* Return the length of a specific segment in an initialized path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- the path to find the length of</text:span></text:p>
      <text:p text:style-name="P1"><text:span text:style-name="T1"><text:s/>* @</text:span><text:span text:style-name="T3">param</text:span><text:span text:style-name="T1"> i <text:s text:c="3"/>- the segment you to get the length of (0-2)</text:span></text:p>
      <text:p text:style-name="P1"><text:span text:style-name="T1"><text:s/>*/</text:span></text:p>
      <text:p text:style-name="P1"><text:span text:style-name="T7">double</text:span><text:span text:style-name="T11"> </text:span><text:span text:style-name="T14">dubins_segment_length</text:span><text:span text:style-name="T11">(</text:span><text:span text:style-name="T22">DubinsPath</text:span><text:span text:style-name="T11">* path, </text:span><text:span text:style-name="T7">int</text:span><text:span text:style-name="T11"> i);</text:span></text:p>
      <text:p text:style-name="P2"/>
      <text:p text:style-name="P1"><text:span text:style-name="T1">/**</text:span></text:p>
      <text:p text:style-name="P1"><text:span text:style-name="T1"><text:s/>* Return the normalized length of a specific segment in an initialized path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- the path to find the length of</text:span></text:p>
      <text:p text:style-name="P1"><text:span text:style-name="T1"><text:s/>* @</text:span><text:span text:style-name="T3">param</text:span><text:span text:style-name="T1"> i <text:s text:c="3"/>- the segment you to get the length of (0-2)</text:span></text:p>
      <text:p text:style-name="P1"><text:span text:style-name="T1"><text:s/>*/</text:span></text:p>
      <text:p text:style-name="P1"><text:span text:style-name="T7">double</text:span><text:span text:style-name="T11"> </text:span><text:span text:style-name="T14">dubins_segment_length_normalized</text:span><text:span text:style-name="T11">( </text:span><text:span text:style-name="T22">DubinsPath</text:span><text:span text:style-name="T11">* path, </text:span><text:span text:style-name="T7">int</text:span><text:span text:style-name="T11"> i );</text:span></text:p>
      <text:p text:style-name="P2"/>
      <text:p text:style-name="P1"><text:span text:style-name="T1">/**</text:span></text:p>
      <text:p text:style-name="P1"><text:span text:style-name="T1"><text:s/>* Extract an integer that represents which path type was used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<text:s text:c="3"/>- an </text:span><text:span text:style-name="T3">initialised</text:span><text:span text:style-name="T1"> path</text:span></text:p>
      <text:p text:style-name="P1"><text:soft-page-break/><text:span text:style-name="T1"><text:s/>* @return <text:s text:c="7"/>- one of LSL, LSR, RSL, RSR, RLR or LRL</text:span></text:p>
      <text:p text:style-name="P1"><text:span text:style-name="T1"><text:s/>*/</text:span></text:p>
      <text:p text:style-name="P1"><text:span text:style-name="T22">DubinsPathType</text:span><text:span text:style-name="T11"> </text:span><text:span text:style-name="T14">dubins_path_type</text:span><text:span text:style-name="T11">(</text:span><text:span text:style-name="T22">DubinsPath</text:span><text:span text:style-name="T11">* path);</text:span></text:p>
      <text:p text:style-name="P2"/>
      <text:p text:style-name="P1"><text:span text:style-name="T1">/**</text:span></text:p>
      <text:p text:style-name="P1"><text:span text:style-name="T1"><text:s/>* Calculate the configuration along the path, using the parameter t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- an </text:span><text:span text:style-name="T3">initialised</text:span><text:span text:style-name="T1"> path</text:span></text:p>
      <text:p text:style-name="P1"><text:span text:style-name="T1"><text:s/>* @</text:span><text:span text:style-name="T3">param</text:span><text:span text:style-name="T1"> t <text:s text:c="3"/>- a length measure, where 0 &lt;= t &lt; dubins_path_length(path)</text:span></text:p>
      <text:p text:style-name="P1"><text:span text:style-name="T1"><text:s/>* @</text:span><text:span text:style-name="T3">param</text:span><text:span text:style-name="T1"> q <text:s text:c="3"/>- the configuration result</text:span></text:p>
      <text:p text:style-name="P1"><text:span text:style-name="T1"><text:s/>* @returns <text:s text:c="3"/>- non-zero if 't' is not in the correct range</text:span></text:p>
      <text:p text:style-name="P1"><text:span text:style-name="T1"><text:s/>*/</text:span></text:p>
      <text:p text:style-name="P1"><text:span text:style-name="T7">int</text:span><text:span text:style-name="T11"> </text:span><text:span text:style-name="T14">dubins_path_sample</text:span><text:span text:style-name="T11">(</text:span><text:span text:style-name="T22">DubinsPath</text:span><text:span text:style-name="T11">* path, </text:span><text:span text:style-name="T7">double</text:span><text:span text:style-name="T11"> t, </text:span><text:span text:style-name="T7">double</text:span><text:span text:style-name="T11"> q[3]);</text:span></text:p>
      <text:p text:style-name="P2"/>
      <text:p text:style-name="P1"><text:span text:style-name="T1">/**</text:span></text:p>
      <text:p text:style-name="P1"><text:span text:style-name="T1"><text:s/>* Walk along the path at a fixed sampling interval, calling the</text:span></text:p>
      <text:p text:style-name="P1"><text:span text:style-name="T1"><text:s/>* callback function at each interval</text:span></text:p>
      <text:p text:style-name="P1"><text:span text:style-name="T1"><text:s/>*</text:span></text:p>
      <text:p text:style-name="P1"><text:span text:style-name="T1"><text:s/>* The sampling process continues until the whole path is sampled, or the callback returns a non-zero value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<text:s text:c="5"/>- the path to sample</text:span></text:p>
      <text:p text:style-name="P1"><text:span text:style-name="T1"><text:s/>* @</text:span><text:span text:style-name="T3">param</text:span><text:span text:style-name="T1"> stepSize <text:s/>- the distance along the path for subsequent samples</text:span></text:p>
      <text:p text:style-name="P1"><text:span text:style-name="T1"><text:s/>* @</text:span><text:span text:style-name="T3">param</text:span><text:span text:style-name="T1"> </text:span><text:span text:style-name="T3">cb</text:span><text:span text:style-name="T1"> <text:s text:c="7"/>- the callback function to call for each sample</text:span></text:p>
      <text:p text:style-name="P1"><text:span text:style-name="T1"><text:s/>* @</text:span><text:span text:style-name="T3">param</text:span><text:span text:style-name="T1"> user_data - optional information to pass on to the callback</text:span></text:p>
      <text:p text:style-name="P1"><text:span text:style-name="T1"><text:s/>*</text:span></text:p>
      <text:p text:style-name="P1"><text:span text:style-name="T1"><text:s/>* @returns - zero on successful completion, or the result of the callback</text:span></text:p>
      <text:p text:style-name="P1"><text:span text:style-name="T1"><text:s/>*/</text:span></text:p>
      <text:p text:style-name="P1"><text:span text:style-name="T7">int</text:span><text:span text:style-name="T11"> </text:span><text:span text:style-name="T14">dubins_path_sample_many</text:span><text:span text:style-name="T11">(</text:span><text:span text:style-name="T22">DubinsPath</text:span><text:span text:style-name="T11">* path,</text:span></text:p>
      <text:p text:style-name="P1"><text:span text:style-name="T11"><text:s text:c="28"/></text:span><text:span text:style-name="T7">double</text:span><text:span text:style-name="T11"> stepSize,</text:span></text:p>
      <text:p text:style-name="P1"><text:span text:style-name="T11"><text:s text:c="28"/></text:span><text:span text:style-name="T22">DubinsPathSamplingCallback</text:span><text:span text:style-name="T11"> cb,</text:span></text:p>
      <text:p text:style-name="P1"><text:span text:style-name="T11"><text:s text:c="28"/></text:span><text:span text:style-name="T7">void</text:span><text:span text:style-name="T11">* user_data);</text:span></text:p>
      <text:p text:style-name="P2"/>
      <text:p text:style-name="P1"><text:span text:style-name="T1">/**</text:span></text:p>
      <text:p text:style-name="P1"><text:span text:style-name="T1"><text:s/>* Convenience function to identify the </text:span><text:span text:style-name="T3">endpoint</text:span><text:span text:style-name="T1"> of a path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- an </text:span><text:span text:style-name="T3">initialised</text:span><text:span text:style-name="T1"> path</text:span></text:p>
      <text:p text:style-name="P1"><text:span text:style-name="T1"><text:s/>* @</text:span><text:span text:style-name="T3">param</text:span><text:span text:style-name="T1"> q <text:s text:c="3"/>- the configuration result</text:span></text:p>
      <text:p text:style-name="P1"><text:span text:style-name="T1"><text:s/>*/</text:span></text:p>
      <text:p text:style-name="P1"><text:span text:style-name="T7">int</text:span><text:span text:style-name="T11"> </text:span><text:span text:style-name="T14">dubins_path_endpoint</text:span><text:span text:style-name="T11">(</text:span><text:span text:style-name="T22">DubinsPath</text:span><text:span text:style-name="T11">* path, </text:span><text:span text:style-name="T7">double</text:span><text:span text:style-name="T11"> q[3]);</text:span></text:p>
      <text:p text:style-name="P2"/>
      <text:p text:style-name="P1"><text:span text:style-name="T1">/**</text:span></text:p>
      <text:p text:style-name="P1"><text:span text:style-name="T1"><text:s/>* Convenience function to extract a subset of a path</text:span></text:p>
      <text:p text:style-name="P1"><text:span text:style-name="T1"><text:s/>*</text:span></text:p>
      <text:p text:style-name="P1"><text:span text:style-name="T1"><text:s/>* @</text:span><text:span text:style-name="T3">param</text:span><text:span text:style-name="T1"> path <text:s text:c="3"/>- an </text:span><text:span text:style-name="T3">initialised</text:span><text:span text:style-name="T1"> path</text:span></text:p>
      <text:p text:style-name="P1"><text:span text:style-name="T1"><text:s/>* @</text:span><text:span text:style-name="T3">param</text:span><text:span text:style-name="T1"> t <text:s text:c="6"/>- a length measure, where 0 &lt; t &lt; dubins_path_length(path)</text:span></text:p>
      <text:p text:style-name="P1"><text:span text:style-name="T1"><text:s/>* @</text:span><text:span text:style-name="T3">param</text:span><text:span text:style-name="T1"> </text:span><text:span text:style-name="T3">newpath</text:span><text:span text:style-name="T1"> - the resultant path</text:span></text:p>
      <text:p text:style-name="P1"><text:span text:style-name="T1"><text:s/>*/</text:span></text:p>
      <text:p text:style-name="P1"><text:span text:style-name="T7">int</text:span><text:span text:style-name="T11"> </text:span><text:span text:style-name="T14">dubins_extract_subpath</text:span><text:span text:style-name="T11">(</text:span><text:span text:style-name="T22">DubinsPath</text:span><text:span text:style-name="T11">* path, </text:span><text:span text:style-name="T7">double</text:span><text:span text:style-name="T11"> t, </text:span><text:span text:style-name="T22">DubinsPath</text:span><text:span text:style-name="T11">* newpath);</text:span></text:p>
      <text:p text:style-name="P2"/>
      <text:p text:style-name="P2"/>
      <text:p text:style-name="P1"><text:span text:style-name="T7">#endif</text:span><text:span text:style-name="T11"> </text:span><text:span text:style-name="T1">/* DUBINS_H 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5:41:36.268850624</meta:creation-date>
    <dc:date>2019-01-16T17:48:37.460381537</dc:date>
    <meta:editing-duration>PT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36" meta:word-count="800" meta:character-count="4921" meta:non-whitespace-character-count="3918"/>
  </office:meta>
</office:document-meta>
</file>